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75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  <style:text-properties fo:color="#ffffff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SPP_depth_20</text:p>
          </table:table-cell>
          <table:table-cell office:value-type="string" calcext:value-type="string">
            <text:p>SPP_dev_High_depth</text:p>
          </table:table-cell>
          <table:table-cell office:value-type="string" calcext:value-type="string">
            <text:p>SPP_dynamic_dept</text:p>
          </table:table-cell>
          <table:table-cell office:value-type="string" calcext:value-type="string">
            <text:p>SPP_new_High</text:p>
          </table:table-cell>
          <table:table-cell office:value-type="string" calcext:value-type="string">
            <text:p>spp_new_hi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0.perlbench_s-1273B.champsimtrace.xzcumulative</text:p>
          </table:table-cell>
          <table:table-cell office:value-type="float" office:value="0.694974" calcext:value-type="float">
            <text:p>0.694974</text:p>
          </table:table-cell>
          <table:table-cell office:value-type="float" office:value="0.695564" calcext:value-type="float">
            <text:p>0.695564</text:p>
          </table:table-cell>
          <table:table-cell office:value-type="float" office:value="0.695333" calcext:value-type="float">
            <text:p>0.695333</text:p>
          </table:table-cell>
          <table:table-cell office:value-type="float" office:value="0.695009" calcext:value-type="float">
            <text:p>0.695009</text:p>
          </table:table-cell>
          <table:table-cell office:value-type="float" office:value="0.695002" calcext:value-type="float">
            <text:p>0.695002</text:p>
          </table:table-cell>
          <table:table-cell table:number-columns-repeated="2" office:value-type="float" office:value="0.694988" calcext:value-type="float">
            <text:p>0.6949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0.perlbench_s-210B.champsimtrace.xzcumulative</text:p>
          </table:table-cell>
          <table:table-cell office:value-type="float" office:value="0.707947" calcext:value-type="float">
            <text:p>0.707947</text:p>
          </table:table-cell>
          <table:table-cell office:value-type="float" office:value="0.70834" calcext:value-type="float">
            <text:p>0.70834</text:p>
          </table:table-cell>
          <table:table-cell office:value-type="float" office:value="0.708257" calcext:value-type="float">
            <text:p>0.708257</text:p>
          </table:table-cell>
          <table:table-cell office:value-type="float" office:value="0.708043" calcext:value-type="float">
            <text:p>0.708043</text:p>
          </table:table-cell>
          <table:table-cell office:value-type="float" office:value="0.708016" calcext:value-type="float">
            <text:p>0.708016</text:p>
          </table:table-cell>
          <table:table-cell office:value-type="float" office:value="0.708038" calcext:value-type="float">
            <text:p>0.708038</text:p>
          </table:table-cell>
          <table:table-cell office:value-type="float" office:value="0.708039" calcext:value-type="float">
            <text:p>0.708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0.perlbench_s-570B.champsimtrace.xzcumulative</text:p>
          </table:table-cell>
          <table:table-cell office:value-type="float" office:value="0.534248" calcext:value-type="float">
            <text:p>0.534248</text:p>
          </table:table-cell>
          <table:table-cell office:value-type="float" office:value="0.539757" calcext:value-type="float">
            <text:p>0.539757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3372" calcext:value-type="float">
            <text:p>0.53372</text:p>
          </table:table-cell>
          <table:table-cell office:value-type="float" office:value="0.534295" calcext:value-type="float">
            <text:p>0.534295</text:p>
          </table:table-cell>
          <table:table-cell office:value-type="float" office:value="0.534062" calcext:value-type="float">
            <text:p>0.534062</text:p>
          </table:table-cell>
          <table:table-cell office:value-type="float" office:value="0.534049" calcext:value-type="float">
            <text:p>0.534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2.gcc_s-1850B.champsimtrace.xzcumulative</text:p>
          </table:table-cell>
          <table:table-cell office:value-type="float" office:value="0.355812" calcext:value-type="float">
            <text:p>0.355812</text:p>
          </table:table-cell>
          <table:table-cell office:value-type="float" office:value="0.37438" calcext:value-type="float">
            <text:p>0.37438</text:p>
          </table:table-cell>
          <table:table-cell office:value-type="float" office:value="0.370092" calcext:value-type="float">
            <text:p>0.370092</text:p>
          </table:table-cell>
          <table:table-cell office:value-type="float" office:value="0.371521" calcext:value-type="float">
            <text:p>0.371521</text:p>
          </table:table-cell>
          <table:table-cell office:value-type="float" office:value="0.369827" calcext:value-type="float">
            <text:p>0.369827</text:p>
          </table:table-cell>
          <table:table-cell office:value-type="float" office:value="0.372338" calcext:value-type="float">
            <text:p>0.372338</text:p>
          </table:table-cell>
          <table:table-cell office:value-type="float" office:value="0.369877" calcext:value-type="float">
            <text:p>0.369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2.gcc_s-2226B.champsimtrace.xzcumulative</text:p>
          </table:table-cell>
          <table:table-cell office:value-type="float" office:value="0.295808" calcext:value-type="float">
            <text:p>0.295808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41594" calcext:value-type="float">
            <text:p>0.341594</text:p>
          </table:table-cell>
          <table:table-cell office:value-type="float" office:value="0.338453" calcext:value-type="float">
            <text:p>0.338453</text:p>
          </table:table-cell>
          <table:table-cell office:value-type="float" office:value="0.343346" calcext:value-type="float">
            <text:p>0.343346</text:p>
          </table:table-cell>
          <table:table-cell office:value-type="float" office:value="0.349142" calcext:value-type="float">
            <text:p>0.349142</text:p>
          </table:table-cell>
          <table:table-cell office:value-type="float" office:value="0.347562" calcext:value-type="float">
            <text:p>0.347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2.gcc_s-2375B.champsimtrace.xzcumulative</text:p>
          </table:table-cell>
          <table:table-cell office:value-type="float" office:value="0.375345" calcext:value-type="float">
            <text:p>0.375345</text:p>
          </table:table-cell>
          <table:table-cell office:value-type="float" office:value="0.377186" calcext:value-type="float">
            <text:p>0.377186</text:p>
          </table:table-cell>
          <table:table-cell office:value-type="float" office:value="0.371329" calcext:value-type="float">
            <text:p>0.371329</text:p>
          </table:table-cell>
          <table:table-cell office:value-type="float" office:value="0.372781" calcext:value-type="float">
            <text:p>0.372781</text:p>
          </table:table-cell>
          <table:table-cell office:value-type="float" office:value="0.374417" calcext:value-type="float">
            <text:p>0.374417</text:p>
          </table:table-cell>
          <table:table-cell office:value-type="float" office:value="0.373544" calcext:value-type="float">
            <text:p>0.373544</text:p>
          </table:table-cell>
          <table:table-cell office:value-type="float" office:value="0.373722" calcext:value-type="float">
            <text:p>0.373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2.gcc_s-734B.champsimtrace.xzcumulative</text:p>
          </table:table-cell>
          <table:table-cell office:value-type="float" office:value="0.389363" calcext:value-type="float">
            <text:p>0.389363</text:p>
          </table:table-cell>
          <table:table-cell office:value-type="float" office:value="0.396419" calcext:value-type="float">
            <text:p>0.396419</text:p>
          </table:table-cell>
          <table:table-cell office:value-type="float" office:value="0.393539" calcext:value-type="float">
            <text:p>0.393539</text:p>
          </table:table-cell>
          <table:table-cell office:value-type="float" office:value="0.392984" calcext:value-type="float">
            <text:p>0.392984</text:p>
          </table:table-cell>
          <table:table-cell office:value-type="float" office:value="0.393931" calcext:value-type="float">
            <text:p>0.393931</text:p>
          </table:table-cell>
          <table:table-cell office:value-type="float" office:value="0.393901" calcext:value-type="float">
            <text:p>0.393901</text:p>
          </table:table-cell>
          <table:table-cell office:value-type="float" office:value="0.393961" calcext:value-type="float">
            <text:p>0.393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1080B.champsimtrace.xzcumulative</text:p>
          </table:table-cell>
          <table:table-cell office:value-type="float" office:value="0.917316" calcext:value-type="float">
            <text:p>0.917316</text:p>
          </table:table-cell>
          <table:table-cell office:value-type="float" office:value="0.917363" calcext:value-type="float">
            <text:p>0.917363</text:p>
          </table:table-cell>
          <table:table-cell office:value-type="float" office:value="0.917119" calcext:value-type="float">
            <text:p>0.917119</text:p>
          </table:table-cell>
          <table:table-cell office:value-type="float" office:value="0.917113" calcext:value-type="float">
            <text:p>0.917113</text:p>
          </table:table-cell>
          <table:table-cell office:value-type="float" office:value="0.917134" calcext:value-type="float">
            <text:p>0.917134</text:p>
          </table:table-cell>
          <table:table-cell office:value-type="float" office:value="0.917111" calcext:value-type="float">
            <text:p>0.917111</text:p>
          </table:table-cell>
          <table:table-cell office:value-type="float" office:value="0.917105" calcext:value-type="float">
            <text:p>0.917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1740B.champsimtrace.xzcumulative</text:p>
          </table:table-cell>
          <table:table-cell office:value-type="float" office:value="0.877217" calcext:value-type="float">
            <text:p>0.877217</text:p>
          </table:table-cell>
          <table:table-cell office:value-type="float" office:value="1.11611" calcext:value-type="float">
            <text:p>1.11611</text:p>
          </table:table-cell>
          <table:table-cell office:value-type="float" office:value="0.950823" calcext:value-type="float">
            <text:p>0.950823</text:p>
          </table:table-cell>
          <table:table-cell office:value-type="float" office:value="0.94359" calcext:value-type="float">
            <text:p>0.94359</text:p>
          </table:table-cell>
          <table:table-cell office:value-type="float" office:value="1.09309" calcext:value-type="float">
            <text:p>1.09309</text:p>
          </table:table-cell>
          <table:table-cell office:value-type="float" office:value="1.03824" calcext:value-type="float">
            <text:p>1.03824</text:p>
          </table:table-cell>
          <table:table-cell office:value-type="float" office:value="1.02711" calcext:value-type="float">
            <text:p>1.027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2609B.champsimtrace.xzcumulative</text:p>
          </table:table-cell>
          <table:table-cell office:value-type="float" office:value="0.878951" calcext:value-type="float">
            <text:p>0.878951</text:p>
          </table:table-cell>
          <table:table-cell office:value-type="float" office:value="1.11946" calcext:value-type="float">
            <text:p>1.11946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0.943865" calcext:value-type="float">
            <text:p>0.943865</text:p>
          </table:table-cell>
          <table:table-cell office:value-type="float" office:value="1.09196" calcext:value-type="float">
            <text:p>1.09196</text:p>
          </table:table-cell>
          <table:table-cell office:value-type="float" office:value="1.03497" calcext:value-type="float">
            <text:p>1.03497</text:p>
          </table:table-cell>
          <table:table-cell office:value-type="float" office:value="1.0278" calcext:value-type="float">
            <text:p>1.02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2931B.champsimtrace.xzcumulative</text:p>
          </table:table-cell>
          <table:table-cell office:value-type="float" office:value="0.974103" calcext:value-type="float">
            <text:p>0.974103</text:p>
          </table:table-cell>
          <table:table-cell office:value-type="float" office:value="1.02933" calcext:value-type="float">
            <text:p>1.02933</text:p>
          </table:table-cell>
          <table:table-cell office:value-type="float" office:value="0.997567" calcext:value-type="float">
            <text:p>0.997567</text:p>
          </table:table-cell>
          <table:table-cell office:value-type="float" office:value="0.990449" calcext:value-type="float">
            <text:p>0.990449</text:p>
          </table:table-cell>
          <table:table-cell office:value-type="float" office:value="1.02295" calcext:value-type="float">
            <text:p>1.02295</text:p>
          </table:table-cell>
          <table:table-cell office:value-type="float" office:value="1.01209" calcext:value-type="float">
            <text:p>1.01209</text:p>
          </table:table-cell>
          <table:table-cell office:value-type="float" office:value="1.00622" calcext:value-type="float">
            <text:p>1.006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3699B.champsimtrace.xzcumulative</text:p>
          </table:table-cell>
          <table:table-cell office:value-type="float" office:value="0.883601" calcext:value-type="float">
            <text:p>0.883601</text:p>
          </table:table-cell>
          <table:table-cell office:value-type="float" office:value="0.883683" calcext:value-type="float">
            <text:p>0.883683</text:p>
          </table:table-cell>
          <table:table-cell table:number-columns-repeated="2" office:value-type="float" office:value="0.883087" calcext:value-type="float">
            <text:p>0.883087</text:p>
          </table:table-cell>
          <table:table-cell office:value-type="float" office:value="0.882963" calcext:value-type="float">
            <text:p>0.882963</text:p>
          </table:table-cell>
          <table:table-cell office:value-type="float" office:value="0.883015" calcext:value-type="float">
            <text:p>0.883015</text:p>
          </table:table-cell>
          <table:table-cell office:value-type="float" office:value="0.883087" calcext:value-type="float">
            <text:p>0.8830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5359B.champsimtrace.xzcumulative</text:p>
          </table:table-cell>
          <table:table-cell office:value-type="float" office:value="0.899571" calcext:value-type="float">
            <text:p>0.899571</text:p>
          </table:table-cell>
          <table:table-cell office:value-type="float" office:value="0.899617" calcext:value-type="float">
            <text:p>0.899617</text:p>
          </table:table-cell>
          <table:table-cell office:value-type="float" office:value="0.899382" calcext:value-type="float">
            <text:p>0.899382</text:p>
          </table:table-cell>
          <table:table-cell office:value-type="float" office:value="0.899418" calcext:value-type="float">
            <text:p>0.899418</text:p>
          </table:table-cell>
          <table:table-cell office:value-type="float" office:value="0.899316" calcext:value-type="float">
            <text:p>0.899316</text:p>
          </table:table-cell>
          <table:table-cell office:value-type="float" office:value="0.899377" calcext:value-type="float">
            <text:p>0.899377</text:p>
          </table:table-cell>
          <table:table-cell office:value-type="float" office:value="0.899417" calcext:value-type="float">
            <text:p>0.8994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3.bwaves_s-891B.champsimtrace.xzcumulative</text:p>
          </table:table-cell>
          <table:table-cell office:value-type="float" office:value="0.865625" calcext:value-type="float">
            <text:p>0.865625</text:p>
          </table:table-cell>
          <table:table-cell office:value-type="float" office:value="0.949813" calcext:value-type="float">
            <text:p>0.949813</text:p>
          </table:table-cell>
          <table:table-cell office:value-type="float" office:value="0.939233" calcext:value-type="float">
            <text:p>0.939233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0.946031" calcext:value-type="float">
            <text:p>0.946031</text:p>
          </table:table-cell>
          <table:table-cell office:value-type="float" office:value="0.927503" calcext:value-type="float">
            <text:p>0.927503</text:p>
          </table:table-cell>
          <table:table-cell office:value-type="float" office:value="0.926362" calcext:value-type="float">
            <text:p>0.926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1152B.champsimtrace.xzcumulative</text:p>
          </table:table-cell>
          <table:table-cell office:value-type="float" office:value="0.276369" calcext:value-type="float">
            <text:p>0.276369</text:p>
          </table:table-cell>
          <table:table-cell office:value-type="float" office:value="0.286594" calcext:value-type="float">
            <text:p>0.286594</text:p>
          </table:table-cell>
          <table:table-cell office:value-type="float" office:value="0.156838" calcext:value-type="float">
            <text:p>0.156838</text:p>
          </table:table-cell>
          <table:table-cell office:value-type="float" office:value="0.255798" calcext:value-type="float">
            <text:p>0.255798</text:p>
          </table:table-cell>
          <table:table-cell office:value-type="float" office:value="0.260486" calcext:value-type="float">
            <text:p>0.260486</text:p>
          </table:table-cell>
          <table:table-cell office:value-type="float" office:value="0.256974" calcext:value-type="float">
            <text:p>0.256974</text:p>
          </table:table-cell>
          <table:table-cell office:value-type="float" office:value="0.258448" calcext:value-type="float">
            <text:p>0.258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1536B.champsimtrace.xzcumulative</text:p>
          </table:table-cell>
          <table:table-cell office:value-type="float" office:value="0.161538" calcext:value-type="float">
            <text:p>0.161538</text:p>
          </table:table-cell>
          <table:table-cell office:value-type="float" office:value="0.160893" calcext:value-type="float">
            <text:p>0.160893</text:p>
          </table:table-cell>
          <table:table-cell office:value-type="float" office:value="0.135435" calcext:value-type="float">
            <text:p>0.135435</text:p>
          </table:table-cell>
          <table:table-cell office:value-type="float" office:value="0.16568" calcext:value-type="float">
            <text:p>0.16568</text:p>
          </table:table-cell>
          <table:table-cell office:value-type="float" office:value="0.165255" calcext:value-type="float">
            <text:p>0.165255</text:p>
          </table:table-cell>
          <table:table-cell office:value-type="float" office:value="0.165427" calcext:value-type="float">
            <text:p>0.165427</text:p>
          </table:table-cell>
          <table:table-cell office:value-type="float" office:value="0.165102" calcext:value-type="float">
            <text:p>0.165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1554B.champsimtrace.xzcumulative</text:p>
          </table:table-cell>
          <table:table-cell office:value-type="float" office:value="0.193187" calcext:value-type="float">
            <text:p>0.193187</text:p>
          </table:table-cell>
          <table:table-cell office:value-type="float" office:value="0.194588" calcext:value-type="float">
            <text:p>0.194588</text:p>
          </table:table-cell>
          <table:table-cell office:value-type="float" office:value="0.155757" calcext:value-type="float">
            <text:p>0.155757</text:p>
          </table:table-cell>
          <table:table-cell office:value-type="float" office:value="0.170246" calcext:value-type="float">
            <text:p>0.170246</text:p>
          </table:table-cell>
          <table:table-cell office:value-type="float" office:value="0.178585" calcext:value-type="float">
            <text:p>0.178585</text:p>
          </table:table-cell>
          <table:table-cell office:value-type="float" office:value="0.17282" calcext:value-type="float">
            <text:p>0.17282</text:p>
          </table:table-cell>
          <table:table-cell office:value-type="float" office:value="0.172021" calcext:value-type="float">
            <text:p>0.172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1644B.champsimtrace.xzcumulative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0.153667" calcext:value-type="float">
            <text:p>0.153667</text:p>
          </table:table-cell>
          <table:table-cell office:value-type="float" office:value="0.158295" calcext:value-type="float">
            <text:p>0.158295</text:p>
          </table:table-cell>
          <table:table-cell office:value-type="float" office:value="0.153585" calcext:value-type="float">
            <text:p>0.153585</text:p>
          </table:table-cell>
          <table:table-cell office:value-type="float" office:value="0.14861" calcext:value-type="float">
            <text:p>0.14861</text:p>
          </table:table-cell>
          <table:table-cell office:value-type="float" office:value="0.152265" calcext:value-type="float">
            <text:p>0.152265</text:p>
          </table:table-cell>
          <table:table-cell office:value-type="float" office:value="0.152266" calcext:value-type="float">
            <text:p>0.152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472B.champsimtrace.xzcumulative</text:p>
          </table:table-cell>
          <table:table-cell office:value-type="float" office:value="0.351285" calcext:value-type="float">
            <text:p>0.351285</text:p>
          </table:table-cell>
          <table:table-cell office:value-type="float" office:value="0.368448" calcext:value-type="float">
            <text:p>0.368448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3067" calcext:value-type="float">
            <text:p>0.33067</text:p>
          </table:table-cell>
          <table:table-cell office:value-type="float" office:value="0.337951" calcext:value-type="float">
            <text:p>0.337951</text:p>
          </table:table-cell>
          <table:table-cell office:value-type="float" office:value="0.334188" calcext:value-type="float">
            <text:p>0.334188</text:p>
          </table:table-cell>
          <table:table-cell office:value-type="float" office:value="0.332894" calcext:value-type="float">
            <text:p>0.332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484B.champsimtrace.xzcumulative</text:p>
          </table:table-cell>
          <table:table-cell office:value-type="float" office:value="0.430339" calcext:value-type="float">
            <text:p>0.430339</text:p>
          </table:table-cell>
          <table:table-cell office:value-type="float" office:value="0.46147" calcext:value-type="float">
            <text:p>0.46147</text:p>
          </table:table-cell>
          <table:table-cell office:value-type="float" office:value="0.420419" calcext:value-type="float">
            <text:p>0.420419</text:p>
          </table:table-cell>
          <table:table-cell office:value-type="float" office:value="0.418392" calcext:value-type="float">
            <text:p>0.418392</text:p>
          </table:table-cell>
          <table:table-cell office:value-type="float" office:value="0.420174" calcext:value-type="float">
            <text:p>0.420174</text:p>
          </table:table-cell>
          <table:table-cell office:value-type="float" office:value="0.421057" calcext:value-type="float">
            <text:p>0.421057</text:p>
          </table:table-cell>
          <table:table-cell office:value-type="float" office:value="0.424177" calcext:value-type="float">
            <text:p>0.424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665B.champsimtrace.xzcumulative</text:p>
          </table:table-cell>
          <table:table-cell office:value-type="float" office:value="0.322042" calcext:value-type="float">
            <text:p>0.322042</text:p>
          </table:table-cell>
          <table:table-cell office:value-type="float" office:value="0.327833" calcext:value-type="float">
            <text:p>0.327833</text:p>
          </table:table-cell>
          <table:table-cell office:value-type="float" office:value="0.246878" calcext:value-type="float">
            <text:p>0.246878</text:p>
          </table:table-cell>
          <table:table-cell office:value-type="float" office:value="0.310095" calcext:value-type="float">
            <text:p>0.310095</text:p>
          </table:table-cell>
          <table:table-cell office:value-type="float" office:value="0.314773" calcext:value-type="float">
            <text:p>0.314773</text:p>
          </table:table-cell>
          <table:table-cell office:value-type="float" office:value="0.310866" calcext:value-type="float">
            <text:p>0.310866</text:p>
          </table:table-cell>
          <table:table-cell office:value-type="float" office:value="0.311391" calcext:value-type="float">
            <text:p>0.3113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782B.champsimtrace.xzcumulative</text:p>
          </table:table-cell>
          <table:table-cell office:value-type="float" office:value="0.173911" calcext:value-type="float">
            <text:p>0.173911</text:p>
          </table:table-cell>
          <table:table-cell office:value-type="float" office:value="0.183011" calcext:value-type="float">
            <text:p>0.183011</text:p>
          </table:table-cell>
          <table:table-cell office:value-type="float" office:value="0.0820853" calcext:value-type="float">
            <text:p>0.0820853</text:p>
          </table:table-cell>
          <table:table-cell office:value-type="float" office:value="0.159137" calcext:value-type="float">
            <text:p>0.159137</text:p>
          </table:table-cell>
          <table:table-cell office:value-type="float" office:value="0.162009" calcext:value-type="float">
            <text:p>0.162009</text:p>
          </table:table-cell>
          <table:table-cell office:value-type="float" office:value="0.160262" calcext:value-type="float">
            <text:p>0.160262</text:p>
          </table:table-cell>
          <table:table-cell office:value-type="float" office:value="0.159614" calcext:value-type="float">
            <text:p>0.1596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.mcf_s-994B.champsimtrace.xzcumulative</text:p>
          </table:table-cell>
          <table:table-cell office:value-type="float" office:value="0.272664" calcext:value-type="float">
            <text:p>0.272664</text:p>
          </table:table-cell>
          <table:table-cell office:value-type="float" office:value="0.269781" calcext:value-type="float">
            <text:p>0.269781</text:p>
          </table:table-cell>
          <table:table-cell office:value-type="float" office:value="0.202126" calcext:value-type="float">
            <text:p>0.202126</text:p>
          </table:table-cell>
          <table:table-cell office:value-type="float" office:value="0.263161" calcext:value-type="float">
            <text:p>0.263161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0.263424" calcext:value-type="float">
            <text:p>0.263424</text:p>
          </table:table-cell>
          <table:table-cell office:value-type="float" office:value="0.262862" calcext:value-type="float">
            <text:p>0.262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7.cactuBSSN_s-2421B.champsimtrace.xzcumulative</text:p>
          </table:table-cell>
          <table:table-cell office:value-type="float" office:value="0.974375" calcext:value-type="float">
            <text:p>0.974375</text:p>
          </table:table-cell>
          <table:table-cell office:value-type="float" office:value="1.01633" calcext:value-type="float">
            <text:p>1.01633</text:p>
          </table:table-cell>
          <table:table-cell office:value-type="float" office:value="1.03861" calcext:value-type="float">
            <text:p>1.03861</text:p>
          </table:table-cell>
          <table:table-cell office:value-type="float" office:value="1.04048" calcext:value-type="float">
            <text:p>1.0404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1.03704" calcext:value-type="float">
            <text:p>1.03704</text:p>
          </table:table-cell>
          <table:table-cell office:value-type="float" office:value="1.05425" calcext:value-type="float">
            <text:p>1.054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7.cactuBSSN_s-3477B.champsimtrace.xzcumulative</text:p>
          </table:table-cell>
          <table:table-cell office:value-type="float" office:value="0.912451" calcext:value-type="float">
            <text:p>0.912451</text:p>
          </table:table-cell>
          <table:table-cell office:value-type="float" office:value="0.921536" calcext:value-type="float">
            <text:p>0.921536</text:p>
          </table:table-cell>
          <table:table-cell office:value-type="float" office:value="0.925407" calcext:value-type="float">
            <text:p>0.925407</text:p>
          </table:table-cell>
          <table:table-cell office:value-type="float" office:value="0.925865" calcext:value-type="float">
            <text:p>0.925865</text:p>
          </table:table-cell>
          <table:table-cell office:value-type="float" office:value="0.917461" calcext:value-type="float">
            <text:p>0.917461</text:p>
          </table:table-cell>
          <table:table-cell office:value-type="float" office:value="0.925094" calcext:value-type="float">
            <text:p>0.925094</text:p>
          </table:table-cell>
          <table:table-cell office:value-type="float" office:value="0.924332" calcext:value-type="float">
            <text:p>0.924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7.cactuBSSN_s-4004B.champsimtrace.xzcumulative</text:p>
          </table:table-cell>
          <table:table-cell office:value-type="float" office:value="0.891355" calcext:value-type="float">
            <text:p>0.891355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0.913376" calcext:value-type="float">
            <text:p>0.913376</text:p>
          </table:table-cell>
          <table:table-cell office:value-type="float" office:value="0.911629" calcext:value-type="float">
            <text:p>0.911629</text:p>
          </table:table-cell>
          <table:table-cell office:value-type="float" office:value="0.904024" calcext:value-type="float">
            <text:p>0.904024</text:p>
          </table:table-cell>
          <table:table-cell office:value-type="float" office:value="0.910478" calcext:value-type="float">
            <text:p>0.910478</text:p>
          </table:table-cell>
          <table:table-cell office:value-type="float" office:value="0.911708" calcext:value-type="float">
            <text:p>0.9117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7.cactuBSSN_s-4248B.champsimtrace.xzcumulative</text:p>
          </table:table-cell>
          <table:table-cell office:value-type="float" office:value="0.948831" calcext:value-type="float">
            <text:p>0.948831</text:p>
          </table:table-cell>
          <table:table-cell office:value-type="float" office:value="0.954754" calcext:value-type="float">
            <text:p>0.954754</text:p>
          </table:table-cell>
          <table:table-cell office:value-type="float" office:value="0.953392" calcext:value-type="float">
            <text:p>0.953392</text:p>
          </table:table-cell>
          <table:table-cell office:value-type="float" office:value="0.953393" calcext:value-type="float">
            <text:p>0.953393</text:p>
          </table:table-cell>
          <table:table-cell office:value-type="float" office:value="0.954706" calcext:value-type="float">
            <text:p>0.954706</text:p>
          </table:table-cell>
          <table:table-cell table:number-columns-repeated="2" office:value-type="float" office:value="0.954707" calcext:value-type="float">
            <text:p>0.9547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619.lbm_s-2676B.champsimtrace.xzcumulative</text:p>
          </table:table-cell>
          <table:table-cell table:style-name="ce1" office:value-type="float" office:value="0.784234" calcext:value-type="float">
            <text:p>0.784234</text:p>
          </table:table-cell>
          <table:table-cell table:style-name="ce1" office:value-type="float" office:value="0.7928" calcext:value-type="float">
            <text:p>0.7928</text:p>
          </table:table-cell>
          <table:table-cell table:style-name="ce1" office:value-type="float" office:value="0.789838" calcext:value-type="float">
            <text:p>0.789838</text:p>
          </table:table-cell>
          <table:table-cell table:style-name="ce1" office:value-type="float" office:value="0.791774" calcext:value-type="float">
            <text:p>0.791774</text:p>
          </table:table-cell>
          <table:table-cell table:style-name="ce1" office:value-type="float" office:value="0.707482" calcext:value-type="float">
            <text:p>0.707482</text:p>
          </table:table-cell>
          <table:table-cell office:value-type="float" office:value="0.785739" calcext:value-type="float">
            <text:p>0.785739</text:p>
          </table:table-cell>
          <table:table-cell office:value-type="float" office:value="0.787304" calcext:value-type="float">
            <text:p>0.787304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619.lbm_s-2677B.champsimtrace.xzcumulative</text:p>
          </table:table-cell>
          <table:table-cell office:value-type="float" office:value="0.448421" calcext:value-type="float">
            <text:p>0.448421</text:p>
          </table:table-cell>
          <table:table-cell office:value-type="float" office:value="0.451144" calcext:value-type="float">
            <text:p>0.451144</text:p>
          </table:table-cell>
          <table:table-cell office:value-type="float" office:value="0.450012" calcext:value-type="float">
            <text:p>0.450012</text:p>
          </table:table-cell>
          <table:table-cell office:value-type="float" office:value="0.449734" calcext:value-type="float">
            <text:p>0.449734</text:p>
          </table:table-cell>
          <table:table-cell office:value-type="float" office:value="0.420975" calcext:value-type="float">
            <text:p>0.420975</text:p>
          </table:table-cell>
          <table:table-cell office:value-type="float" office:value="0.444294" calcext:value-type="float">
            <text:p>0.444294</text:p>
          </table:table-cell>
          <table:table-cell office:value-type="float" office:value="0.446771" calcext:value-type="float">
            <text:p>0.446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9.lbm_s-3766B.champsimtrace.xzcumulative</text:p>
          </table:table-cell>
          <table:table-cell office:value-type="float" office:value="0.544061" calcext:value-type="float">
            <text:p>0.544061</text:p>
          </table:table-cell>
          <table:table-cell office:value-type="float" office:value="0.548054" calcext:value-type="float">
            <text:p>0.548054</text:p>
          </table:table-cell>
          <table:table-cell office:value-type="float" office:value="0.547474" calcext:value-type="float">
            <text:p>0.547474</text:p>
          </table:table-cell>
          <table:table-cell office:value-type="float" office:value="0.545575" calcext:value-type="float">
            <text:p>0.545575</text:p>
          </table:table-cell>
          <table:table-cell office:value-type="float" office:value="0.504791" calcext:value-type="float">
            <text:p>0.504791</text:p>
          </table:table-cell>
          <table:table-cell office:value-type="float" office:value="0.54299" calcext:value-type="float">
            <text:p>0.54299</text:p>
          </table:table-cell>
          <table:table-cell office:value-type="float" office:value="0.54371" calcext:value-type="float">
            <text:p>0.543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9.lbm_s-4268B.champsimtrace.xzcumulative</text:p>
          </table:table-cell>
          <table:table-cell office:value-type="float" office:value="0.447128" calcext:value-type="float">
            <text:p>0.447128</text:p>
          </table:table-cell>
          <table:table-cell office:value-type="float" office:value="0.449876" calcext:value-type="float">
            <text:p>0.449876</text:p>
          </table:table-cell>
          <table:table-cell office:value-type="float" office:value="0.448844" calcext:value-type="float">
            <text:p>0.448844</text:p>
          </table:table-cell>
          <table:table-cell office:value-type="float" office:value="0.449084" calcext:value-type="float">
            <text:p>0.449084</text:p>
          </table:table-cell>
          <table:table-cell office:value-type="float" office:value="0.421414" calcext:value-type="float">
            <text:p>0.421414</text:p>
          </table:table-cell>
          <table:table-cell office:value-type="float" office:value="0.444306" calcext:value-type="float">
            <text:p>0.444306</text:p>
          </table:table-cell>
          <table:table-cell office:value-type="float" office:value="0.445991" calcext:value-type="float">
            <text:p>0.445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0.omnetpp_s-141B.champsimtrace.xzcumulative</text:p>
          </table:table-cell>
          <table:table-cell office:value-type="float" office:value="0.233454" calcext:value-type="float">
            <text:p>0.233454</text:p>
          </table:table-cell>
          <table:table-cell office:value-type="float" office:value="0.235601" calcext:value-type="float">
            <text:p>0.235601</text:p>
          </table:table-cell>
          <table:table-cell office:value-type="float" office:value="0.218437" calcext:value-type="float">
            <text:p>0.218437</text:p>
          </table:table-cell>
          <table:table-cell office:value-type="float" office:value="0.231472" calcext:value-type="float">
            <text:p>0.231472</text:p>
          </table:table-cell>
          <table:table-cell office:value-type="float" office:value="0.231808" calcext:value-type="float">
            <text:p>0.231808</text:p>
          </table:table-cell>
          <table:table-cell office:value-type="float" office:value="0.231468" calcext:value-type="float">
            <text:p>0.231468</text:p>
          </table:table-cell>
          <table:table-cell office:value-type="float" office:value="0.231811" calcext:value-type="float">
            <text:p>0.231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0.omnetpp_s-874B.champsimtrace.xzcumulative</text:p>
          </table:table-cell>
          <table:table-cell office:value-type="float" office:value="0.245477" calcext:value-type="float">
            <text:p>0.245477</text:p>
          </table:table-cell>
          <table:table-cell office:value-type="float" office:value="0.24785" calcext:value-type="float">
            <text:p>0.24785</text:p>
          </table:table-cell>
          <table:table-cell office:value-type="float" office:value="0.231179" calcext:value-type="float">
            <text:p>0.231179</text:p>
          </table:table-cell>
          <table:table-cell office:value-type="float" office:value="0.244139" calcext:value-type="float">
            <text:p>0.244139</text:p>
          </table:table-cell>
          <table:table-cell office:value-type="float" office:value="0.244764" calcext:value-type="float">
            <text:p>0.244764</text:p>
          </table:table-cell>
          <table:table-cell office:value-type="float" office:value="0.243669" calcext:value-type="float">
            <text:p>0.243669</text:p>
          </table:table-cell>
          <table:table-cell office:value-type="float" office:value="0.244244" calcext:value-type="float">
            <text:p>0.244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1.wrf_s-575B.champsimtrace.xzcumulative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0.568179" calcext:value-type="float">
            <text:p>0.568179</text:p>
          </table:table-cell>
          <table:table-cell office:value-type="float" office:value="0.568118" calcext:value-type="float">
            <text:p>0.568118</text:p>
          </table:table-cell>
          <table:table-cell office:value-type="float" office:value="0.568125" calcext:value-type="float">
            <text:p>0.568125</text:p>
          </table:table-cell>
          <table:table-cell office:value-type="float" office:value="0.568096" calcext:value-type="float">
            <text:p>0.568096</text:p>
          </table:table-cell>
          <table:table-cell table:number-columns-repeated="2" office:value-type="float" office:value="0.568117" calcext:value-type="float">
            <text:p>0.568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1.wrf_s-6673B.champsimtrace.xzcumulative</text:p>
          </table:table-cell>
          <table:table-cell office:value-type="float" office:value="0.782127" calcext:value-type="float">
            <text:p>0.782127</text:p>
          </table:table-cell>
          <table:table-cell office:value-type="float" office:value="0.844855" calcext:value-type="float">
            <text:p>0.844855</text:p>
          </table:table-cell>
          <table:table-cell office:value-type="float" office:value="0.796709" calcext:value-type="float">
            <text:p>0.796709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827096" calcext:value-type="float">
            <text:p>0.827096</text:p>
          </table:table-cell>
          <table:table-cell office:value-type="float" office:value="0.823149" calcext:value-type="float">
            <text:p>0.823149</text:p>
          </table:table-cell>
          <table:table-cell office:value-type="float" office:value="0.818246" calcext:value-type="float">
            <text:p>0.818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1.wrf_s-8065B.champsimtrace.xzcumulative</text:p>
          </table:table-cell>
          <table:table-cell office:value-type="float" office:value="0.842817" calcext:value-type="float">
            <text:p>0.842817</text:p>
          </table:table-cell>
          <table:table-cell office:value-type="float" office:value="0.898295" calcext:value-type="float">
            <text:p>0.898295</text:p>
          </table:table-cell>
          <table:table-cell office:value-type="float" office:value="0.863244" calcext:value-type="float">
            <text:p>0.863244</text:p>
          </table:table-cell>
          <table:table-cell office:value-type="float" office:value="0.863473" calcext:value-type="float">
            <text:p>0.863473</text:p>
          </table:table-cell>
          <table:table-cell office:value-type="float" office:value="0.869858" calcext:value-type="float">
            <text:p>0.869858</text:p>
          </table:table-cell>
          <table:table-cell office:value-type="float" office:value="0.875965" calcext:value-type="float">
            <text:p>0.875965</text:p>
          </table:table-cell>
          <table:table-cell office:value-type="float" office:value="0.870831" calcext:value-type="float">
            <text:p>0.8708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1.wrf_s-8100B.champsimtrace.xzcumulative</text:p>
          </table:table-cell>
          <table:table-cell office:value-type="float" office:value="0.643841" calcext:value-type="float">
            <text:p>0.643841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431" calcext:value-type="float">
            <text:p>0.64431</text:p>
          </table:table-cell>
          <table:table-cell office:value-type="float" office:value="0.644309" calcext:value-type="float">
            <text:p>0.644309</text:p>
          </table:table-cell>
          <table:table-cell office:value-type="float" office:value="0.644726" calcext:value-type="float">
            <text:p>0.644726</text:p>
          </table:table-cell>
          <table:table-cell office:value-type="float" office:value="0.644739" calcext:value-type="float">
            <text:p>0.644739</text:p>
          </table:table-cell>
          <table:table-cell office:value-type="float" office:value="0.644578" calcext:value-type="float">
            <text:p>0.644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.xalancbmk_s-10B.champsimtrace.xzcumulative</text:p>
          </table:table-cell>
          <table:table-cell office:value-type="float" office:value="0.292958" calcext:value-type="float">
            <text:p>0.292958</text:p>
          </table:table-cell>
          <table:table-cell office:value-type="float" office:value="0.301521" calcext:value-type="float">
            <text:p>0.301521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0.292806" calcext:value-type="float">
            <text:p>0.292806</text:p>
          </table:table-cell>
          <table:table-cell office:value-type="float" office:value="0.293131" calcext:value-type="float">
            <text:p>0.293131</text:p>
          </table:table-cell>
          <table:table-cell office:value-type="float" office:value="0.293109" calcext:value-type="float">
            <text:p>0.293109</text:p>
          </table:table-cell>
          <table:table-cell office:value-type="float" office:value="0.293049" calcext:value-type="float">
            <text:p>0.2930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23.xalancbmk_s-165B.champsimtrace.xzcumulative</text:p>
          </table:table-cell>
          <table:table-cell table:style-name="ce2" office:value-type="float" office:value="0.614763" calcext:value-type="float">
            <text:p>0.614763</text:p>
          </table:table-cell>
          <table:table-cell table:style-name="ce2" office:value-type="float" office:value="0.732361" calcext:value-type="float">
            <text:p>0.732361</text:p>
          </table:table-cell>
          <table:table-cell table:style-name="ce2" office:value-type="float" office:value="0.726425" calcext:value-type="float">
            <text:p>0.726425</text:p>
          </table:table-cell>
          <table:table-cell table:style-name="ce2" office:value-type="float" office:value="0.725052" calcext:value-type="float">
            <text:p>0.725052</text:p>
          </table:table-cell>
          <table:table-cell table:style-name="ce2" office:value-type="float" office:value="0.6142" calcext:value-type="float">
            <text:p>0.6142</text:p>
          </table:table-cell>
          <table:table-cell office:value-type="float" office:value="0.726023" calcext:value-type="float">
            <text:p>0.726023</text:p>
          </table:table-cell>
          <table:table-cell office:value-type="float" office:value="0.726401" calcext:value-type="float">
            <text:p>0.726401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623.xalancbmk_s-202B.champsimtrace.xzcumulative</text:p>
          </table:table-cell>
          <table:table-cell office:value-type="float" office:value="0.564467" calcext:value-type="float">
            <text:p>0.564467</text:p>
          </table:table-cell>
          <table:table-cell office:value-type="float" office:value="0.654399" calcext:value-type="float">
            <text:p>0.654399</text:p>
          </table:table-cell>
          <table:table-cell office:value-type="float" office:value="0.643066" calcext:value-type="float">
            <text:p>0.643066</text:p>
          </table:table-cell>
          <table:table-cell office:value-type="float" office:value="0.64517" calcext:value-type="float">
            <text:p>0.64517</text:p>
          </table:table-cell>
          <table:table-cell office:value-type="float" office:value="0.561818" calcext:value-type="float">
            <text:p>0.561818</text:p>
          </table:table-cell>
          <table:table-cell office:value-type="float" office:value="0.643812" calcext:value-type="float">
            <text:p>0.643812</text:p>
          </table:table-cell>
          <table:table-cell office:value-type="float" office:value="0.644859" calcext:value-type="float">
            <text:p>0.6448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.xalancbmk_s-325B.champsimtrace.xzcumulative</text:p>
          </table:table-cell>
          <table:table-cell office:value-type="float" office:value="0.449275" calcext:value-type="float">
            <text:p>0.449275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0.44796" calcext:value-type="float">
            <text:p>0.44796</text:p>
          </table:table-cell>
          <table:table-cell office:value-type="float" office:value="0.448427" calcext:value-type="float">
            <text:p>0.448427</text:p>
          </table:table-cell>
          <table:table-cell office:value-type="float" office:value="0.449256" calcext:value-type="float">
            <text:p>0.449256</text:p>
          </table:table-cell>
          <table:table-cell office:value-type="float" office:value="0.448753" calcext:value-type="float">
            <text:p>0.448753</text:p>
          </table:table-cell>
          <table:table-cell office:value-type="float" office:value="0.448778" calcext:value-type="float">
            <text:p>0.448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.xalancbmk_s-592B.champsimtrace.xzcumulative</text:p>
          </table:table-cell>
          <table:table-cell office:value-type="float" office:value="0.424316" calcext:value-type="float">
            <text:p>0.424316</text:p>
          </table:table-cell>
          <table:table-cell office:value-type="float" office:value="0.41122" calcext:value-type="float">
            <text:p>0.41122</text:p>
          </table:table-cell>
          <table:table-cell office:value-type="float" office:value="0.40964" calcext:value-type="float">
            <text:p>0.40964</text:p>
          </table:table-cell>
          <table:table-cell office:value-type="float" office:value="0.423703" calcext:value-type="float">
            <text:p>0.423703</text:p>
          </table:table-cell>
          <table:table-cell office:value-type="float" office:value="0.423435" calcext:value-type="float">
            <text:p>0.423435</text:p>
          </table:table-cell>
          <table:table-cell office:value-type="float" office:value="0.420513" calcext:value-type="float">
            <text:p>0.420513</text:p>
          </table:table-cell>
          <table:table-cell office:value-type="float" office:value="0.422304" calcext:value-type="float">
            <text:p>0.4223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3.xalancbmk_s-700B.champsimtrace.xzcumulative</text:p>
          </table:table-cell>
          <table:table-cell office:value-type="float" office:value="0.394627" calcext:value-type="float">
            <text:p>0.394627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379938" calcext:value-type="float">
            <text:p>0.379938</text:p>
          </table:table-cell>
          <table:table-cell office:value-type="float" office:value="0.393116" calcext:value-type="float">
            <text:p>0.393116</text:p>
          </table:table-cell>
          <table:table-cell office:value-type="float" office:value="0.393657" calcext:value-type="float">
            <text:p>0.393657</text:p>
          </table:table-cell>
          <table:table-cell office:value-type="float" office:value="0.391543" calcext:value-type="float">
            <text:p>0.391543</text:p>
          </table:table-cell>
          <table:table-cell office:value-type="float" office:value="0.393632" calcext:value-type="float">
            <text:p>0.393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.x264_s-12B.champsimtrace.xzcumulative</text:p>
          </table:table-cell>
          <table:table-cell office:value-type="float" office:value="1.11776" calcext:value-type="float">
            <text:p>1.11776</text:p>
          </table:table-cell>
          <table:table-cell office:value-type="float" office:value="1.12164" calcext:value-type="float">
            <text:p>1.12164</text:p>
          </table:table-cell>
          <table:table-cell office:value-type="float" office:value="1.12088" calcext:value-type="float">
            <text:p>1.12088</text:p>
          </table:table-cell>
          <table:table-cell office:value-type="float" office:value="1.1209" calcext:value-type="float">
            <text:p>1.1209</text:p>
          </table:table-cell>
          <table:table-cell office:value-type="float" office:value="1.12021" calcext:value-type="float">
            <text:p>1.12021</text:p>
          </table:table-cell>
          <table:table-cell office:value-type="float" office:value="1.12101" calcext:value-type="float">
            <text:p>1.12101</text:p>
          </table:table-cell>
          <table:table-cell office:value-type="float" office:value="1.12094" calcext:value-type="float">
            <text:p>1.120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.x264_s-18B.champsimtrace.xzcumulative</text:p>
          </table:table-cell>
          <table:table-cell office:value-type="float" office:value="1.14129" calcext:value-type="float">
            <text:p>1.14129</text:p>
          </table:table-cell>
          <table:table-cell office:value-type="float" office:value="1.14666" calcext:value-type="float">
            <text:p>1.14666</text:p>
          </table:table-cell>
          <table:table-cell office:value-type="float" office:value="1.14291" calcext:value-type="float">
            <text:p>1.14291</text:p>
          </table:table-cell>
          <table:table-cell office:value-type="float" office:value="1.14244" calcext:value-type="float">
            <text:p>1.14244</text:p>
          </table:table-cell>
          <table:table-cell office:value-type="float" office:value="1.14186" calcext:value-type="float">
            <text:p>1.14186</text:p>
          </table:table-cell>
          <table:table-cell table:number-columns-repeated="2" office:value-type="float" office:value="1.14298" calcext:value-type="float">
            <text:p>1.14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.x264_s-20B.champsimtrace.xzcumulative</text:p>
          </table:table-cell>
          <table:table-cell office:value-type="float" office:value="1.15821" calcext:value-type="float">
            <text:p>1.15821</text:p>
          </table:table-cell>
          <table:table-cell office:value-type="float" office:value="1.16868" calcext:value-type="float">
            <text:p>1.16868</text:p>
          </table:table-cell>
          <table:table-cell office:value-type="float" office:value="1.16404" calcext:value-type="float">
            <text:p>1.16404</text:p>
          </table:table-cell>
          <table:table-cell office:value-type="float" office:value="1.16334" calcext:value-type="float">
            <text:p>1.16334</text:p>
          </table:table-cell>
          <table:table-cell office:value-type="float" office:value="1.16131" calcext:value-type="float">
            <text:p>1.16131</text:p>
          </table:table-cell>
          <table:table-cell office:value-type="float" office:value="1.16259" calcext:value-type="float">
            <text:p>1.16259</text:p>
          </table:table-cell>
          <table:table-cell office:value-type="float" office:value="1.16521" calcext:value-type="float">
            <text:p>1.16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.x264_s-33B.champsimtrace.xzcumulative</text:p>
          </table:table-cell>
          <table:table-cell office:value-type="float" office:value="1.12691" calcext:value-type="float">
            <text:p>1.12691</text:p>
          </table:table-cell>
          <table:table-cell office:value-type="float" office:value="1.13215" calcext:value-type="float">
            <text:p>1.13215</text:p>
          </table:table-cell>
          <table:table-cell office:value-type="float" office:value="1.1306" calcext:value-type="float">
            <text:p>1.1306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12871" calcext:value-type="float">
            <text:p>1.12871</text:p>
          </table:table-cell>
          <table:table-cell office:value-type="float" office:value="1.13156" calcext:value-type="float">
            <text:p>1.13156</text:p>
          </table:table-cell>
          <table:table-cell office:value-type="float" office:value="1.13176" calcext:value-type="float">
            <text:p>1.13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5.x264_s-39B.champsimtrace.xzcumulative</text:p>
          </table:table-cell>
          <table:table-cell office:value-type="float" office:value="1.23656" calcext:value-type="float">
            <text:p>1.23656</text:p>
          </table:table-cell>
          <table:table-cell office:value-type="float" office:value="1.25112" calcext:value-type="float">
            <text:p>1.25112</text:p>
          </table:table-cell>
          <table:table-cell office:value-type="float" office:value="1.24241" calcext:value-type="float">
            <text:p>1.24241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1.23699" calcext:value-type="float">
            <text:p>1.23699</text:p>
          </table:table-cell>
          <table:table-cell office:value-type="float" office:value="1.24157" calcext:value-type="float">
            <text:p>1.24157</text:p>
          </table:table-cell>
          <table:table-cell office:value-type="float" office:value="1.24243" calcext:value-type="float">
            <text:p>1.242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7.cam4_s-490B.champsimtrace.xzcumulative</text:p>
          </table:table-cell>
          <table:table-cell office:value-type="float" office:value="0.78494" calcext:value-type="float">
            <text:p>0.78494</text:p>
          </table:table-cell>
          <table:table-cell office:value-type="float" office:value="0.81478" calcext:value-type="float">
            <text:p>0.81478</text:p>
          </table:table-cell>
          <table:table-cell office:value-type="float" office:value="0.811582" calcext:value-type="float">
            <text:p>0.811582</text:p>
          </table:table-cell>
          <table:table-cell office:value-type="float" office:value="0.811358" calcext:value-type="float">
            <text:p>0.811358</text:p>
          </table:table-cell>
          <table:table-cell office:value-type="float" office:value="0.806499" calcext:value-type="float">
            <text:p>0.806499</text:p>
          </table:table-cell>
          <table:table-cell office:value-type="float" office:value="0.811258" calcext:value-type="float">
            <text:p>0.811258</text:p>
          </table:table-cell>
          <table:table-cell office:value-type="float" office:value="0.812828" calcext:value-type="float">
            <text:p>0.8128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7.cam4_s-573B.champsimtrace.xzcumulative</text:p>
          </table:table-cell>
          <table:table-cell office:value-type="float" office:value="0.665473" calcext:value-type="float">
            <text:p>0.665473</text:p>
          </table:table-cell>
          <table:table-cell office:value-type="float" office:value="0.667529" calcext:value-type="float">
            <text:p>0.667529</text:p>
          </table:table-cell>
          <table:table-cell office:value-type="float" office:value="0.664057" calcext:value-type="float">
            <text:p>0.664057</text:p>
          </table:table-cell>
          <table:table-cell office:value-type="float" office:value="0.665023" calcext:value-type="float">
            <text:p>0.665023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0.665054" calcext:value-type="float">
            <text:p>0.665054</text:p>
          </table:table-cell>
          <table:table-cell office:value-type="float" office:value="0.665003" calcext:value-type="float">
            <text:p>0.665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8.pop2_s-17B.champsimtrace.xzcumulative</text:p>
          </table:table-cell>
          <table:table-cell office:value-type="float" office:value="0.994937" calcext:value-type="float">
            <text:p>0.994937</text:p>
          </table:table-cell>
          <table:table-cell office:value-type="float" office:value="1.02821" calcext:value-type="float">
            <text:p>1.02821</text:p>
          </table:table-cell>
          <table:table-cell office:value-type="float" office:value="1.00105" calcext:value-type="float">
            <text:p>1.00105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1.0114" calcext:value-type="float">
            <text:p>1.0114</text:p>
          </table:table-cell>
          <table:table-cell office:value-type="float" office:value="1.01081" calcext:value-type="float">
            <text:p>1.010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1.deepsjeng_s-928B.champsimtrace.xzcumulative</text:p>
          </table:table-cell>
          <table:table-cell office:value-type="float" office:value="0.547047" calcext:value-type="float">
            <text:p>0.547047</text:p>
          </table:table-cell>
          <table:table-cell office:value-type="float" office:value="0.547167" calcext:value-type="float">
            <text:p>0.547167</text:p>
          </table:table-cell>
          <table:table-cell office:value-type="float" office:value="0.547564" calcext:value-type="float">
            <text:p>0.547564</text:p>
          </table:table-cell>
          <table:table-cell office:value-type="float" office:value="0.546895" calcext:value-type="float">
            <text:p>0.546895</text:p>
          </table:table-cell>
          <table:table-cell office:value-type="float" office:value="0.547089" calcext:value-type="float">
            <text:p>0.547089</text:p>
          </table:table-cell>
          <table:table-cell table:number-columns-repeated="2" office:value-type="float" office:value="0.546918" calcext:value-type="float">
            <text:p>0.546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8.imagick_s-10316B.champsimtrace.xzcumulative</text:p>
          </table:table-cell>
          <table:table-cell office:value-type="float" office:value="1.69297" calcext:value-type="float">
            <text:p>1.69297</text:p>
          </table:table-cell>
          <table:table-cell office:value-type="float" office:value="1.69294" calcext:value-type="float">
            <text:p>1.69294</text:p>
          </table:table-cell>
          <table:table-cell office:value-type="float" office:value="1.69274" calcext:value-type="float">
            <text:p>1.69274</text:p>
          </table:table-cell>
          <table:table-cell office:value-type="float" office:value="1.69275" calcext:value-type="float">
            <text:p>1.69275</text:p>
          </table:table-cell>
          <table:table-cell office:value-type="float" office:value="1.69285" calcext:value-type="float">
            <text:p>1.69285</text:p>
          </table:table-cell>
          <table:table-cell office:value-type="float" office:value="1.69278" calcext:value-type="float">
            <text:p>1.69278</text:p>
          </table:table-cell>
          <table:table-cell office:value-type="float" office:value="1.6928" calcext:value-type="float">
            <text:p>1.6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8.imagick_s-4128B.champsimtrace.xzcumulative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268" calcext:value-type="float">
            <text:p>1.36268</text:p>
          </table:table-cell>
          <table:table-cell office:value-type="float" office:value="1.36253" calcext:value-type="float">
            <text:p>1.36253</text:p>
          </table:table-cell>
          <table:table-cell office:value-type="float" office:value="1.36238" calcext:value-type="float">
            <text:p>1.36238</text:p>
          </table:table-cell>
          <table:table-cell office:value-type="float" office:value="1.36244" calcext:value-type="float">
            <text:p>1.36244</text:p>
          </table:table-cell>
          <table:table-cell office:value-type="float" office:value="1.36243" calcext:value-type="float">
            <text:p>1.362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38.imagick_s-824B.champsimtrace.xzcumulative</text:p>
          </table:table-cell>
          <table:table-cell office:value-type="float" office:value="0.589695" calcext:value-type="float">
            <text:p>0.589695</text:p>
          </table:table-cell>
          <table:table-cell office:value-type="float" office:value="0.589809" calcext:value-type="float">
            <text:p>0.589809</text:p>
          </table:table-cell>
          <table:table-cell office:value-type="float" office:value="0.58975" calcext:value-type="float">
            <text:p>0.58975</text:p>
          </table:table-cell>
          <table:table-cell office:value-type="float" office:value="0.589748" calcext:value-type="float">
            <text:p>0.589748</text:p>
          </table:table-cell>
          <table:table-cell office:value-type="float" office:value="0.589812" calcext:value-type="float">
            <text:p>0.589812</text:p>
          </table:table-cell>
          <table:table-cell office:value-type="float" office:value="0.589792" calcext:value-type="float">
            <text:p>0.589792</text:p>
          </table:table-cell>
          <table:table-cell office:value-type="float" office:value="0.589748" calcext:value-type="float">
            <text:p>0.589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1052B.champsimtrace.xzcumulative</text:p>
          </table:table-cell>
          <table:table-cell table:number-columns-repeated="2" office:value-type="float" office:value="0.413758" calcext:value-type="float">
            <text:p>0.413758</text:p>
          </table:table-cell>
          <table:table-cell office:value-type="float" office:value="0.413698" calcext:value-type="float">
            <text:p>0.413698</text:p>
          </table:table-cell>
          <table:table-cell office:value-type="float" office:value="0.413714" calcext:value-type="float">
            <text:p>0.413714</text:p>
          </table:table-cell>
          <table:table-cell office:value-type="float" office:value="0.413728" calcext:value-type="float">
            <text:p>0.413728</text:p>
          </table:table-cell>
          <table:table-cell table:number-columns-repeated="2" office:value-type="float" office:value="0.413718" calcext:value-type="float">
            <text:p>0.4137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1083B.champsimtrace.xzcumulative</text:p>
          </table:table-cell>
          <table:table-cell office:value-type="float" office:value="0.386362" calcext:value-type="float">
            <text:p>0.386362</text:p>
          </table:table-cell>
          <table:table-cell office:value-type="float" office:value="0.38831" calcext:value-type="float">
            <text:p>0.38831</text:p>
          </table:table-cell>
          <table:table-cell office:value-type="float" office:value="0.38663" calcext:value-type="float">
            <text:p>0.38663</text:p>
          </table:table-cell>
          <table:table-cell office:value-type="float" office:value="0.386924" calcext:value-type="float">
            <text:p>0.386924</text:p>
          </table:table-cell>
          <table:table-cell office:value-type="float" office:value="0.385064" calcext:value-type="float">
            <text:p>0.385064</text:p>
          </table:table-cell>
          <table:table-cell office:value-type="float" office:value="0.387156" calcext:value-type="float">
            <text:p>0.387156</text:p>
          </table:table-cell>
          <table:table-cell office:value-type="float" office:value="0.387187" calcext:value-type="float">
            <text:p>0.387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149B.champsimtrace.xzcumulative</text:p>
          </table:table-cell>
          <table:table-cell office:value-type="float" office:value="0.408766" calcext:value-type="float">
            <text:p>0.408766</text:p>
          </table:table-cell>
          <table:table-cell office:value-type="float" office:value="0.408778" calcext:value-type="float">
            <text:p>0.408778</text:p>
          </table:table-cell>
          <table:table-cell office:value-type="float" office:value="0.408795" calcext:value-type="float">
            <text:p>0.408795</text:p>
          </table:table-cell>
          <table:table-cell office:value-type="float" office:value="0.408769" calcext:value-type="float">
            <text:p>0.408769</text:p>
          </table:table-cell>
          <table:table-cell office:value-type="float" office:value="0.408786" calcext:value-type="float">
            <text:p>0.408786</text:p>
          </table:table-cell>
          <table:table-cell office:value-type="float" office:value="0.408783" calcext:value-type="float">
            <text:p>0.408783</text:p>
          </table:table-cell>
          <table:table-cell office:value-type="float" office:value="0.408785" calcext:value-type="float">
            <text:p>0.408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334B.champsimtrace.xzcumulative</text:p>
          </table:table-cell>
          <table:table-cell office:value-type="float" office:value="0.409649" calcext:value-type="float">
            <text:p>0.409649</text:p>
          </table:table-cell>
          <table:table-cell office:value-type="float" office:value="0.409831" calcext:value-type="float">
            <text:p>0.409831</text:p>
          </table:table-cell>
          <table:table-cell office:value-type="float" office:value="0.409806" calcext:value-type="float">
            <text:p>0.409806</text:p>
          </table:table-cell>
          <table:table-cell office:value-type="float" office:value="0.409789" calcext:value-type="float">
            <text:p>0.409789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409795" calcext:value-type="float">
            <text:p>0.409795</text:p>
          </table:table-cell>
          <table:table-cell office:value-type="float" office:value="0.409801" calcext:value-type="float">
            <text:p>0.4098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602B.champsimtrace.xzcumulative</text:p>
          </table:table-cell>
          <table:table-cell office:value-type="float" office:value="0.403964" calcext:value-type="float">
            <text:p>0.403964</text:p>
          </table:table-cell>
          <table:table-cell office:value-type="float" office:value="0.404774" calcext:value-type="float">
            <text:p>0.404774</text:p>
          </table:table-cell>
          <table:table-cell office:value-type="float" office:value="0.404685" calcext:value-type="float">
            <text:p>0.404685</text:p>
          </table:table-cell>
          <table:table-cell office:value-type="float" office:value="0.404653" calcext:value-type="float">
            <text:p>0.404653</text:p>
          </table:table-cell>
          <table:table-cell office:value-type="float" office:value="0.404702" calcext:value-type="float">
            <text:p>0.404702</text:p>
          </table:table-cell>
          <table:table-cell office:value-type="float" office:value="0.404717" calcext:value-type="float">
            <text:p>0.404717</text:p>
          </table:table-cell>
          <table:table-cell office:value-type="float" office:value="0.404719" calcext:value-type="float">
            <text:p>0.4047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800B.champsimtrace.xzcumulative</text:p>
          </table:table-cell>
          <table:table-cell office:value-type="float" office:value="0.407824" calcext:value-type="float">
            <text:p>0.407824</text:p>
          </table:table-cell>
          <table:table-cell office:value-type="float" office:value="0.408051" calcext:value-type="float">
            <text:p>0.408051</text:p>
          </table:table-cell>
          <table:table-cell office:value-type="float" office:value="0.407975" calcext:value-type="float">
            <text:p>0.407975</text:p>
          </table:table-cell>
          <table:table-cell office:value-type="float" office:value="0.407929" calcext:value-type="float">
            <text:p>0.407929</text:p>
          </table:table-cell>
          <table:table-cell office:value-type="float" office:value="0.407952" calcext:value-type="float">
            <text:p>0.407952</text:p>
          </table:table-cell>
          <table:table-cell office:value-type="float" office:value="0.407977" calcext:value-type="float">
            <text:p>0.407977</text:p>
          </table:table-cell>
          <table:table-cell office:value-type="float" office:value="0.407975" calcext:value-type="float">
            <text:p>0.4079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1.leela_s-862B.champsimtrace.xzcumulative</text:p>
          </table:table-cell>
          <table:table-cell office:value-type="float" office:value="0.407961" calcext:value-type="float">
            <text:p>0.407961</text:p>
          </table:table-cell>
          <table:table-cell office:value-type="float" office:value="0.407959" calcext:value-type="float">
            <text:p>0.407959</text:p>
          </table:table-cell>
          <table:table-cell office:value-type="float" office:value="0.407937" calcext:value-type="float">
            <text:p>0.407937</text:p>
          </table:table-cell>
          <table:table-cell office:value-type="float" office:value="0.407932" calcext:value-type="float">
            <text:p>0.407932</text:p>
          </table:table-cell>
          <table:table-cell office:value-type="float" office:value="0.407952" calcext:value-type="float">
            <text:p>0.407952</text:p>
          </table:table-cell>
          <table:table-cell table:number-columns-repeated="2" office:value-type="float" office:value="0.407937" calcext:value-type="float">
            <text:p>0.4079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.nab_s-12459B.champsimtrace.xzcumulative</text:p>
          </table:table-cell>
          <table:table-cell office:value-type="float" office:value="0.555502" calcext:value-type="float">
            <text:p>0.555502</text:p>
          </table:table-cell>
          <table:table-cell office:value-type="float" office:value="0.556039" calcext:value-type="float">
            <text:p>0.556039</text:p>
          </table:table-cell>
          <table:table-cell office:value-type="float" office:value="0.554072" calcext:value-type="float">
            <text:p>0.554072</text:p>
          </table:table-cell>
          <table:table-cell office:value-type="float" office:value="0.554191" calcext:value-type="float">
            <text:p>0.554191</text:p>
          </table:table-cell>
          <table:table-cell office:value-type="float" office:value="0.554731" calcext:value-type="float">
            <text:p>0.554731</text:p>
          </table:table-cell>
          <table:table-cell office:value-type="float" office:value="0.553993" calcext:value-type="float">
            <text:p>0.553993</text:p>
          </table:table-cell>
          <table:table-cell office:value-type="float" office:value="0.553989" calcext:value-type="float">
            <text:p>0.5539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.nab_s-12521B.champsimtrace.xzcumulative</text:p>
          </table:table-cell>
          <table:table-cell office:value-type="float" office:value="0.799737" calcext:value-type="float">
            <text:p>0.799737</text:p>
          </table:table-cell>
          <table:table-cell office:value-type="float" office:value="0.805416" calcext:value-type="float">
            <text:p>0.805416</text:p>
          </table:table-cell>
          <table:table-cell office:value-type="float" office:value="0.800286" calcext:value-type="float">
            <text:p>0.800286</text:p>
          </table:table-cell>
          <table:table-cell office:value-type="float" office:value="0.801442" calcext:value-type="float">
            <text:p>0.801442</text:p>
          </table:table-cell>
          <table:table-cell office:value-type="float" office:value="0.802931" calcext:value-type="float">
            <text:p>0.802931</text:p>
          </table:table-cell>
          <table:table-cell office:value-type="float" office:value="0.802521" calcext:value-type="float">
            <text:p>0.802521</text:p>
          </table:table-cell>
          <table:table-cell office:value-type="float" office:value="0.802558" calcext:value-type="float">
            <text:p>0.802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.nab_s-5853B.champsimtrace.xzcumulative</text:p>
          </table:table-cell>
          <table:table-cell office:value-type="float" office:value="0.645777" calcext:value-type="float">
            <text:p>0.645777</text:p>
          </table:table-cell>
          <table:table-cell office:value-type="float" office:value="0.646954" calcext:value-type="float">
            <text:p>0.646954</text:p>
          </table:table-cell>
          <table:table-cell office:value-type="float" office:value="0.645698" calcext:value-type="float">
            <text:p>0.645698</text:p>
          </table:table-cell>
          <table:table-cell office:value-type="float" office:value="0.646006" calcext:value-type="float">
            <text:p>0.646006</text:p>
          </table:table-cell>
          <table:table-cell office:value-type="float" office:value="0.646407" calcext:value-type="float">
            <text:p>0.646407</text:p>
          </table:table-cell>
          <table:table-cell office:value-type="float" office:value="0.646243" calcext:value-type="float">
            <text:p>0.646243</text:p>
          </table:table-cell>
          <table:table-cell office:value-type="float" office:value="0.646172" calcext:value-type="float">
            <text:p>0.646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.nab_s-7928B.champsimtrace.xzcumulative</text:p>
          </table:table-cell>
          <table:table-cell office:value-type="float" office:value="0.612032" calcext:value-type="float">
            <text:p>0.612032</text:p>
          </table:table-cell>
          <table:table-cell office:value-type="float" office:value="0.613421" calcext:value-type="float">
            <text:p>0.613421</text:p>
          </table:table-cell>
          <table:table-cell office:value-type="float" office:value="0.612767" calcext:value-type="float">
            <text:p>0.612767</text:p>
          </table:table-cell>
          <table:table-cell office:value-type="float" office:value="0.61294" calcext:value-type="float">
            <text:p>0.61294</text:p>
          </table:table-cell>
          <table:table-cell office:value-type="float" office:value="0.613223" calcext:value-type="float">
            <text:p>0.613223</text:p>
          </table:table-cell>
          <table:table-cell office:value-type="float" office:value="0.613154" calcext:value-type="float">
            <text:p>0.613154</text:p>
          </table:table-cell>
          <table:table-cell office:value-type="float" office:value="0.613123" calcext:value-type="float">
            <text:p>0.613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4.nab_s-9322B.champsimtrace.xzcumulative</text:p>
          </table:table-cell>
          <table:table-cell office:value-type="float" office:value="0.582143" calcext:value-type="float">
            <text:p>0.582143</text:p>
          </table:table-cell>
          <table:table-cell office:value-type="float" office:value="0.584374" calcext:value-type="float">
            <text:p>0.584374</text:p>
          </table:table-cell>
          <table:table-cell office:value-type="float" office:value="0.583583" calcext:value-type="float">
            <text:p>0.583583</text:p>
          </table:table-cell>
          <table:table-cell office:value-type="float" office:value="0.583673" calcext:value-type="float">
            <text:p>0.583673</text:p>
          </table:table-cell>
          <table:table-cell office:value-type="float" office:value="0.584109" calcext:value-type="float">
            <text:p>0.584109</text:p>
          </table:table-cell>
          <table:table-cell office:value-type="float" office:value="0.583972" calcext:value-type="float">
            <text:p>0.583972</text:p>
          </table:table-cell>
          <table:table-cell office:value-type="float" office:value="0.583947" calcext:value-type="float">
            <text:p>0.5839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1227B.champsimtrace.xzcumulative</text:p>
          </table:table-cell>
          <table:table-cell table:number-columns-repeated="2" office:value-type="float" office:value="0.871994" calcext:value-type="float">
            <text:p>0.871994</text:p>
          </table:table-cell>
          <table:table-cell table:number-columns-repeated="5" office:value-type="float" office:value="0.871987" calcext:value-type="float">
            <text:p>0.8719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1247B.champsimtrace.xzcumulative</text:p>
          </table:table-cell>
          <table:table-cell office:value-type="float" office:value="0.907941" calcext:value-type="float">
            <text:p>0.907941</text:p>
          </table:table-cell>
          <table:table-cell office:value-type="float" office:value="0.907967" calcext:value-type="float">
            <text:p>0.907967</text:p>
          </table:table-cell>
          <table:table-cell office:value-type="float" office:value="0.907871" calcext:value-type="float">
            <text:p>0.907871</text:p>
          </table:table-cell>
          <table:table-cell table:number-columns-repeated="4" office:value-type="float" office:value="0.90787" calcext:value-type="float">
            <text:p>0.907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1511B.champsimtrace.xzcumulative</text:p>
          </table:table-cell>
          <table:table-cell office:value-type="float" office:value="0.888282" calcext:value-type="float">
            <text:p>0.888282</text:p>
          </table:table-cell>
          <table:table-cell office:value-type="float" office:value="0.888312" calcext:value-type="float">
            <text:p>0.888312</text:p>
          </table:table-cell>
          <table:table-cell office:value-type="float" office:value="0.88821" calcext:value-type="float">
            <text:p>0.88821</text:p>
          </table:table-cell>
          <table:table-cell table:number-columns-repeated="4" office:value-type="float" office:value="0.888209" calcext:value-type="float">
            <text:p>0.8882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1699B.champsimtrace.xzcumulative</text:p>
          </table:table-cell>
          <table:table-cell table:number-columns-repeated="2" office:value-type="float" office:value="0.920016" calcext:value-type="float">
            <text:p>0.920016</text:p>
          </table:table-cell>
          <table:table-cell table:number-columns-repeated="5" office:value-type="float" office:value="0.920015" calcext:value-type="float">
            <text:p>0.920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1712B.champsimtrace.xzcumulative</text:p>
          </table:table-cell>
          <table:table-cell table:number-columns-repeated="7" office:value-type="float" office:value="0.95241" calcext:value-type="float">
            <text:p>0.95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210B.champsimtrace.xzcumulative</text:p>
          </table:table-cell>
          <table:table-cell table:number-columns-repeated="2" office:value-type="float" office:value="0.914235" calcext:value-type="float">
            <text:p>0.914235</text:p>
          </table:table-cell>
          <table:table-cell table:number-columns-repeated="5" office:value-type="float" office:value="0.914234" calcext:value-type="float">
            <text:p>0.914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353B.champsimtrace.xzcumulative</text:p>
          </table:table-cell>
          <table:table-cell office:value-type="float" office:value="0.890996" calcext:value-type="float">
            <text:p>0.890996</text:p>
          </table:table-cell>
          <table:table-cell office:value-type="float" office:value="0.891023" calcext:value-type="float">
            <text:p>0.891023</text:p>
          </table:table-cell>
          <table:table-cell table:number-columns-repeated="5" office:value-type="float" office:value="0.890914" calcext:value-type="float">
            <text:p>0.8909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387B.champsimtrace.xzcumulative</text:p>
          </table:table-cell>
          <table:table-cell office:value-type="float" office:value="0.762283" calcext:value-type="float">
            <text:p>0.762283</text:p>
          </table:table-cell>
          <table:table-cell office:value-type="float" office:value="0.76229" calcext:value-type="float">
            <text:p>0.76229</text:p>
          </table:table-cell>
          <table:table-cell table:number-columns-repeated="5" office:value-type="float" office:value="0.762273" calcext:value-type="float">
            <text:p>0.762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584B.champsimtrace.xzcumulative</text:p>
          </table:table-cell>
          <table:table-cell office:value-type="float" office:value="0.886925" calcext:value-type="float">
            <text:p>0.886925</text:p>
          </table:table-cell>
          <table:table-cell office:value-type="float" office:value="0.886926" calcext:value-type="float">
            <text:p>0.886926</text:p>
          </table:table-cell>
          <table:table-cell table:number-columns-repeated="5" office:value-type="float" office:value="0.88692" calcext:value-type="float">
            <text:p>0.886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8.exchange2_s-72B.champsimtrace.xzcumulative</text:p>
          </table:table-cell>
          <table:table-cell table:number-columns-repeated="7" office:value-type="float" office:value="0.902706" calcext:value-type="float">
            <text:p>0.9027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9.fotonik3d_s-10881B.champsimtrace.xzcumulative</text:p>
          </table:table-cell>
          <table:table-cell office:value-type="float" office:value="0.481633" calcext:value-type="float">
            <text:p>0.481633</text:p>
          </table:table-cell>
          <table:table-cell office:value-type="float" office:value="0.475899" calcext:value-type="float">
            <text:p>0.475899</text:p>
          </table:table-cell>
          <table:table-cell office:value-type="float" office:value="0.450892" calcext:value-type="float">
            <text:p>0.450892</text:p>
          </table:table-cell>
          <table:table-cell office:value-type="float" office:value="0.476311" calcext:value-type="float">
            <text:p>0.476311</text:p>
          </table:table-cell>
          <table:table-cell office:value-type="float" office:value="0.490687" calcext:value-type="float">
            <text:p>0.490687</text:p>
          </table:table-cell>
          <table:table-cell office:value-type="float" office:value="0.477844" calcext:value-type="float">
            <text:p>0.477844</text:p>
          </table:table-cell>
          <table:table-cell office:value-type="float" office:value="0.479513" calcext:value-type="float">
            <text:p>0.4795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49.fotonik3d_s-1176B.champsimtrace.xzcumulative</text:p>
          </table:table-cell>
          <table:table-cell table:style-name="ce2" office:value-type="float" office:value="0.895413" calcext:value-type="float">
            <text:p>0.895413</text:p>
          </table:table-cell>
          <table:table-cell table:style-name="ce2" office:value-type="float" office:value="0.943649" calcext:value-type="float">
            <text:p>0.943649</text:p>
          </table:table-cell>
          <table:table-cell table:style-name="ce2" office:value-type="float" office:value="0.927619" calcext:value-type="float">
            <text:p>0.927619</text:p>
          </table:table-cell>
          <table:table-cell table:style-name="ce2" office:value-type="float" office:value="0.927951" calcext:value-type="float">
            <text:p>0.927951</text:p>
          </table:table-cell>
          <table:table-cell table:style-name="ce2" office:value-type="float" office:value="0.832356" calcext:value-type="float">
            <text:p>0.832356</text:p>
          </table:table-cell>
          <table:table-cell office:value-type="float" office:value="0.906282" calcext:value-type="float">
            <text:p>0.906282</text:p>
          </table:table-cell>
          <table:table-cell office:value-type="float" office:value="0.927666" calcext:value-type="float">
            <text:p>0.927666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649.fotonik3d_s-1B.champsimtrace.xzcumulative</text:p>
          </table:table-cell>
          <table:table-cell table:number-columns-repeated="7" office:value-type="float" office:value="0.483374" calcext:value-type="float">
            <text:p>0.483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9.fotonik3d_s-7084B.champsimtrace.xzcumulative</text:p>
          </table:table-cell>
          <table:table-cell office:value-type="float" office:value="1.03423" calcext:value-type="float">
            <text:p>1.03423</text:p>
          </table:table-cell>
          <table:table-cell office:value-type="float" office:value="1.1397" calcext:value-type="float">
            <text:p>1.1397</text:p>
          </table:table-cell>
          <table:table-cell office:value-type="float" office:value="1.05879" calcext:value-type="float">
            <text:p>1.05879</text:p>
          </table:table-cell>
          <table:table-cell office:value-type="float" office:value="1.0524" calcext:value-type="float">
            <text:p>1.0524</text:p>
          </table:table-cell>
          <table:table-cell office:value-type="float" office:value="1.11616" calcext:value-type="float">
            <text:p>1.11616</text:p>
          </table:table-cell>
          <table:table-cell office:value-type="float" office:value="1.10453" calcext:value-type="float">
            <text:p>1.10453</text:p>
          </table:table-cell>
          <table:table-cell office:value-type="float" office:value="1.09438" calcext:value-type="float">
            <text:p>1.09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9.fotonik3d_s-8225B.champsimtrace.xzcumulative</text:p>
          </table:table-cell>
          <table:table-cell office:value-type="float" office:value="0.89643" calcext:value-type="float">
            <text:p>0.89643</text:p>
          </table:table-cell>
          <table:table-cell office:value-type="float" office:value="0.944663" calcext:value-type="float">
            <text:p>0.944663</text:p>
          </table:table-cell>
          <table:table-cell office:value-type="float" office:value="0.927724" calcext:value-type="float">
            <text:p>0.927724</text:p>
          </table:table-cell>
          <table:table-cell office:value-type="float" office:value="0.927818" calcext:value-type="float">
            <text:p>0.927818</text:p>
          </table:table-cell>
          <table:table-cell office:value-type="float" office:value="0.83023" calcext:value-type="float">
            <text:p>0.83023</text:p>
          </table:table-cell>
          <table:table-cell office:value-type="float" office:value="0.905623" calcext:value-type="float">
            <text:p>0.905623</text:p>
          </table:table-cell>
          <table:table-cell office:value-type="float" office:value="0.929459" calcext:value-type="float">
            <text:p>0.929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1007B.champsimtrace.xzcumulative</text:p>
          </table:table-cell>
          <table:table-cell office:value-type="float" office:value="0.566155" calcext:value-type="float">
            <text:p>0.566155</text:p>
          </table:table-cell>
          <table:table-cell office:value-type="float" office:value="0.572142" calcext:value-type="float">
            <text:p>0.572142</text:p>
          </table:table-cell>
          <table:table-cell office:value-type="float" office:value="0.561121" calcext:value-type="float">
            <text:p>0.561121</text:p>
          </table:table-cell>
          <table:table-cell office:value-type="float" office:value="0.560763" calcext:value-type="float">
            <text:p>0.560763</text:p>
          </table:table-cell>
          <table:table-cell office:value-type="float" office:value="0.559884" calcext:value-type="float">
            <text:p>0.559884</text:p>
          </table:table-cell>
          <table:table-cell office:value-type="float" office:value="0.563935" calcext:value-type="float">
            <text:p>0.563935</text:p>
          </table:table-cell>
          <table:table-cell office:value-type="float" office:value="0.563874" calcext:value-type="float">
            <text:p>0.5638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1021B.champsimtrace.xzcumulative</text:p>
          </table:table-cell>
          <table:table-cell office:value-type="float" office:value="0.683393" calcext:value-type="float">
            <text:p>0.683393</text:p>
          </table:table-cell>
          <table:table-cell office:value-type="float" office:value="0.684921" calcext:value-type="float">
            <text:p>0.684921</text:p>
          </table:table-cell>
          <table:table-cell office:value-type="float" office:value="0.687224" calcext:value-type="float">
            <text:p>0.687224</text:p>
          </table:table-cell>
          <table:table-cell office:value-type="float" office:value="0.687971" calcext:value-type="float">
            <text:p>0.687971</text:p>
          </table:table-cell>
          <table:table-cell office:value-type="float" office:value="0.685027" calcext:value-type="float">
            <text:p>0.685027</text:p>
          </table:table-cell>
          <table:table-cell office:value-type="float" office:value="0.68567" calcext:value-type="float">
            <text:p>0.68567</text:p>
          </table:table-cell>
          <table:table-cell office:value-type="float" office:value="0.685616" calcext:value-type="float">
            <text:p>0.685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1070B.champsimtrace.xzcumulative</text:p>
          </table:table-cell>
          <table:table-cell office:value-type="float" office:value="0.769285" calcext:value-type="float">
            <text:p>0.769285</text:p>
          </table:table-cell>
          <table:table-cell office:value-type="float" office:value="0.842012" calcext:value-type="float">
            <text:p>0.842012</text:p>
          </table:table-cell>
          <table:table-cell office:value-type="float" office:value="0.748161" calcext:value-type="float">
            <text:p>0.748161</text:p>
          </table:table-cell>
          <table:table-cell office:value-type="float" office:value="0.75498" calcext:value-type="float">
            <text:p>0.75498</text:p>
          </table:table-cell>
          <table:table-cell office:value-type="float" office:value="0.809741" calcext:value-type="float">
            <text:p>0.809741</text:p>
          </table:table-cell>
          <table:table-cell office:value-type="float" office:value="0.805032" calcext:value-type="float">
            <text:p>0.805032</text:p>
          </table:table-cell>
          <table:table-cell office:value-type="float" office:value="0.799333" calcext:value-type="float">
            <text:p>0.799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1390B.champsimtrace.xzcumulative</text:p>
          </table:table-cell>
          <table:table-cell office:value-type="float" office:value="0.732033" calcext:value-type="float">
            <text:p>0.732033</text:p>
          </table:table-cell>
          <table:table-cell office:value-type="float" office:value="0.777662" calcext:value-type="float">
            <text:p>0.777662</text:p>
          </table:table-cell>
          <table:table-cell office:value-type="float" office:value="0.689517" calcext:value-type="float">
            <text:p>0.689517</text:p>
          </table:table-cell>
          <table:table-cell office:value-type="float" office:value="0.691024" calcext:value-type="float">
            <text:p>0.691024</text:p>
          </table:table-cell>
          <table:table-cell office:value-type="float" office:value="0.719685" calcext:value-type="float">
            <text:p>0.719685</text:p>
          </table:table-cell>
          <table:table-cell office:value-type="float" office:value="0.727125" calcext:value-type="float">
            <text:p>0.727125</text:p>
          </table:table-cell>
          <table:table-cell office:value-type="float" office:value="0.73554" calcext:value-type="float">
            <text:p>0.735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1613B.champsimtrace.xzcumulative</text:p>
          </table:table-cell>
          <table:table-cell office:value-type="float" office:value="0.631965" calcext:value-type="float">
            <text:p>0.631965</text:p>
          </table:table-cell>
          <table:table-cell office:value-type="float" office:value="0.633808" calcext:value-type="float">
            <text:p>0.633808</text:p>
          </table:table-cell>
          <table:table-cell office:value-type="float" office:value="0.632282" calcext:value-type="float">
            <text:p>0.632282</text:p>
          </table:table-cell>
          <table:table-cell office:value-type="float" office:value="0.629419" calcext:value-type="float">
            <text:p>0.629419</text:p>
          </table:table-cell>
          <table:table-cell office:value-type="float" office:value="0.627295" calcext:value-type="float">
            <text:p>0.627295</text:p>
          </table:table-cell>
          <table:table-cell office:value-type="float" office:value="0.631282" calcext:value-type="float">
            <text:p>0.631282</text:p>
          </table:table-cell>
          <table:table-cell office:value-type="float" office:value="0.630399" calcext:value-type="float">
            <text:p>0.6303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293B.champsimtrace.xzcumulative</text:p>
          </table:table-cell>
          <table:table-cell office:value-type="float" office:value="0.87565" calcext:value-type="float">
            <text:p>0.87565</text:p>
          </table:table-cell>
          <table:table-cell office:value-type="float" office:value="0.932707" calcext:value-type="float">
            <text:p>0.932707</text:p>
          </table:table-cell>
          <table:table-cell office:value-type="float" office:value="0.847589" calcext:value-type="float">
            <text:p>0.847589</text:p>
          </table:table-cell>
          <table:table-cell office:value-type="float" office:value="0.864625" calcext:value-type="float">
            <text:p>0.864625</text:p>
          </table:table-cell>
          <table:table-cell office:value-type="float" office:value="0.907897" calcext:value-type="float">
            <text:p>0.907897</text:p>
          </table:table-cell>
          <table:table-cell office:value-type="float" office:value="0.898315" calcext:value-type="float">
            <text:p>0.898315</text:p>
          </table:table-cell>
          <table:table-cell office:value-type="float" office:value="0.886994" calcext:value-type="float">
            <text:p>0.88699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54.roms_s-294B.champsimtrace.xzcumulative</text:p>
          </table:table-cell>
          <table:table-cell table:style-name="ce3" office:value-type="float" office:value="0.855263" calcext:value-type="float">
            <text:p>0.855263</text:p>
          </table:table-cell>
          <table:table-cell table:style-name="ce3" office:value-type="float" office:value="0.931327" calcext:value-type="float">
            <text:p>0.931327</text:p>
          </table:table-cell>
          <table:table-cell table:style-name="ce3" office:value-type="float" office:value="0.816089" calcext:value-type="float">
            <text:p>0.816089</text:p>
          </table:table-cell>
          <table:table-cell table:style-name="ce3" office:value-type="float" office:value="0.83227" calcext:value-type="float">
            <text:p>0.83227</text:p>
          </table:table-cell>
          <table:table-cell table:style-name="ce3" office:value-type="float" office:value="0.897248" calcext:value-type="float">
            <text:p>0.897248</text:p>
          </table:table-cell>
          <table:table-cell office:value-type="float" office:value="0.879887" calcext:value-type="float">
            <text:p>0.879887</text:p>
          </table:table-cell>
          <table:table-cell office:value-type="float" office:value="0.867333" calcext:value-type="float">
            <text:p>0.867333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654.roms_s-523B.champsimtrace.xzcumulative</text:p>
          </table:table-cell>
          <table:table-cell office:value-type="float" office:value="0.781155" calcext:value-type="float">
            <text:p>0.781155</text:p>
          </table:table-cell>
          <table:table-cell office:value-type="float" office:value="0.829154" calcext:value-type="float">
            <text:p>0.829154</text:p>
          </table:table-cell>
          <table:table-cell office:value-type="float" office:value="0.763435" calcext:value-type="float">
            <text:p>0.763435</text:p>
          </table:table-cell>
          <table:table-cell office:value-type="float" office:value="0.756414" calcext:value-type="float">
            <text:p>0.756414</text:p>
          </table:table-cell>
          <table:table-cell office:value-type="float" office:value="0.762303" calcext:value-type="float">
            <text:p>0.762303</text:p>
          </table:table-cell>
          <table:table-cell office:value-type="float" office:value="0.771842" calcext:value-type="float">
            <text:p>0.771842</text:p>
          </table:table-cell>
          <table:table-cell office:value-type="float" office:value="0.776697" calcext:value-type="float">
            <text:p>0.7766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4.roms_s-842B.champsimtrace.xzcumulative</text:p>
          </table:table-cell>
          <table:table-cell office:value-type="float" office:value="0.642249" calcext:value-type="float">
            <text:p>0.642249</text:p>
          </table:table-cell>
          <table:table-cell office:value-type="float" office:value="0.642346" calcext:value-type="float">
            <text:p>0.642346</text:p>
          </table:table-cell>
          <table:table-cell table:number-columns-repeated="2" office:value-type="float" office:value="0.642265" calcext:value-type="float">
            <text:p>0.642265</text:p>
          </table:table-cell>
          <table:table-cell office:value-type="float" office:value="0.642323" calcext:value-type="float">
            <text:p>0.642323</text:p>
          </table:table-cell>
          <table:table-cell office:value-type="float" office:value="0.642296" calcext:value-type="float">
            <text:p>0.642296</text:p>
          </table:table-cell>
          <table:table-cell office:value-type="float" office:value="0.642331" calcext:value-type="float">
            <text:p>0.6423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7.xz_s-2302B.champsimtrace.xzcumulative</text:p>
          </table:table-cell>
          <table:table-cell office:value-type="float" office:value="0.679625" calcext:value-type="float">
            <text:p>0.679625</text:p>
          </table:table-cell>
          <table:table-cell office:value-type="float" office:value="0.680292" calcext:value-type="float">
            <text:p>0.680292</text:p>
          </table:table-cell>
          <table:table-cell office:value-type="float" office:value="0.655779" calcext:value-type="float">
            <text:p>0.655779</text:p>
          </table:table-cell>
          <table:table-cell office:value-type="float" office:value="0.671375" calcext:value-type="float">
            <text:p>0.671375</text:p>
          </table:table-cell>
          <table:table-cell office:value-type="float" office:value="0.672183" calcext:value-type="float">
            <text:p>0.672183</text:p>
          </table:table-cell>
          <table:table-cell office:value-type="float" office:value="0.673465" calcext:value-type="float">
            <text:p>0.673465</text:p>
          </table:table-cell>
          <table:table-cell office:value-type="float" office:value="0.673395" calcext:value-type="float">
            <text:p>0.673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7.xz_s-3167B.champsimtrace.xzcumulative</text:p>
          </table:table-cell>
          <table:table-cell office:value-type="float" office:value="0.84273" calcext:value-type="float">
            <text:p>0.84273</text:p>
          </table:table-cell>
          <table:table-cell office:value-type="float" office:value="0.842798" calcext:value-type="float">
            <text:p>0.842798</text:p>
          </table:table-cell>
          <table:table-cell office:value-type="float" office:value="0.812943" calcext:value-type="float">
            <text:p>0.812943</text:p>
          </table:table-cell>
          <table:table-cell office:value-type="float" office:value="0.833984" calcext:value-type="float">
            <text:p>0.833984</text:p>
          </table:table-cell>
          <table:table-cell office:value-type="float" office:value="0.835764" calcext:value-type="float">
            <text:p>0.835764</text:p>
          </table:table-cell>
          <table:table-cell office:value-type="float" office:value="0.834669" calcext:value-type="float">
            <text:p>0.834669</text:p>
          </table:table-cell>
          <table:table-cell office:value-type="float" office:value="0.834848" calcext:value-type="float">
            <text:p>0.834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7.xz_s-4994B.champsimtrace.xzcumulative</text:p>
          </table:table-cell>
          <table:table-cell office:value-type="float" office:value="0.859099" calcext:value-type="float">
            <text:p>0.859099</text:p>
          </table:table-cell>
          <table:table-cell office:value-type="float" office:value="0.859542" calcext:value-type="float">
            <text:p>0.859542</text:p>
          </table:table-cell>
          <table:table-cell office:value-type="float" office:value="0.860791" calcext:value-type="float">
            <text:p>0.860791</text:p>
          </table:table-cell>
          <table:table-cell office:value-type="float" office:value="0.860473" calcext:value-type="float">
            <text:p>0.860473</text:p>
          </table:table-cell>
          <table:table-cell office:value-type="float" office:value="0.859741" calcext:value-type="float">
            <text:p>0.859741</text:p>
          </table:table-cell>
          <table:table-cell office:value-type="float" office:value="0.86027" calcext:value-type="float">
            <text:p>0.86027</text:p>
          </table:table-cell>
          <table:table-cell office:value-type="float" office:value="0.860303" calcext:value-type="float">
            <text:p>0.860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7.xz_s-56B.champsimtrace.xzcumulative</text:p>
          </table:table-cell>
          <table:table-cell office:value-type="float" office:value="0.990591" calcext:value-type="float">
            <text:p>0.990591</text:p>
          </table:table-cell>
          <table:table-cell office:value-type="float" office:value="0.99169" calcext:value-type="float">
            <text:p>0.99169</text:p>
          </table:table-cell>
          <table:table-cell office:value-type="float" office:value="0.991172" calcext:value-type="float">
            <text:p>0.991172</text:p>
          </table:table-cell>
          <table:table-cell office:value-type="float" office:value="0.991171" calcext:value-type="float">
            <text:p>0.991171</text:p>
          </table:table-cell>
          <table:table-cell office:value-type="float" office:value="0.991683" calcext:value-type="float">
            <text:p>0.991683</text:p>
          </table:table-cell>
          <table:table-cell office:value-type="float" office:value="0.991684" calcext:value-type="float">
            <text:p>0.991684</text:p>
          </table:table-cell>
          <table:table-cell office:value-type="float" office:value="0.991683" calcext:value-type="float">
            <text:p>0.99168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3:07:21.258802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1:20:30.561625775</meta:creation-date>
    <dc:date>2020-05-08T00:44:42.061807347</dc:date>
    <meta:editing-duration>PT1H45M10S</meta:editing-duration>
    <meta:editing-cycles>4</meta:editing-cycles>
    <meta:generator>LibreOffice/6.0.7.3$Linux_X86_64 LibreOffice_project/00m0$Build-3</meta:generator>
    <meta:document-statistic meta:table-count="1" meta:cell-count="768" meta:object-count="0"/>
  </office:meta>
</office:document-meta>
</file>